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.508cm"/>
    </style:style>
    <style:style style:name="Tabela1.B" style:family="table-column">
      <style:table-column-properties style:column-width="6.482cm"/>
    </style:style>
    <style:style style:name="Tabela1.C" style:family="table-column">
      <style:table-column-properties style:column-width="9.02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en" fo:country="US" officeooo:paragraph-rsid="001c66f9"/>
    </style:style>
    <style:style style:name="P4" style:family="paragraph" style:parent-style-name="Text_20_body">
      <style:text-properties fo:language="en" fo:country="US" officeooo:rsid="003e2e78" officeooo:paragraph-rsid="003e2e78"/>
    </style:style>
    <style:style style:name="P5" style:family="paragraph" style:parent-style-name="Text_20_body">
      <style:text-properties fo:language="en" fo:country="US" officeooo:rsid="0024a77c" officeooo:paragraph-rsid="0024a77c"/>
    </style:style>
    <style:style style:name="P6" style:family="paragraph" style:parent-style-name="Text_20_body">
      <style:text-properties fo:language="en" fo:country="US" officeooo:rsid="00274877" officeooo:paragraph-rsid="00274877"/>
    </style:style>
    <style:style style:name="P7" style:family="paragraph" style:parent-style-name="Text_20_body">
      <style:text-properties fo:language="en" fo:country="US" officeooo:rsid="0028e5cb" officeooo:paragraph-rsid="0028e5cb"/>
    </style:style>
    <style:style style:name="P8" style:family="paragraph" style:parent-style-name="Text_20_body">
      <style:text-properties fo:language="en" fo:country="US" officeooo:rsid="0043be1b" officeooo:paragraph-rsid="0043be1b"/>
    </style:style>
    <style:style style:name="P9" style:family="paragraph" style:parent-style-name="Text_20_body">
      <style:text-properties fo:language="en" fo:country="US" officeooo:rsid="0043be1b" officeooo:paragraph-rsid="0065d916"/>
    </style:style>
    <style:style style:name="P10" style:family="paragraph" style:parent-style-name="Text_20_body">
      <style:text-properties fo:language="en" fo:country="US" officeooo:rsid="005c899b" officeooo:paragraph-rsid="005c899b"/>
    </style:style>
    <style:style style:name="P11" style:family="paragraph" style:parent-style-name="Text_20_body">
      <style:text-properties fo:language="en" fo:country="US" officeooo:rsid="006742a0" officeooo:paragraph-rsid="006742a0"/>
    </style:style>
    <style:style style:name="P12" style:family="paragraph" style:parent-style-name="Text_20_body">
      <style:text-properties officeooo:rsid="0028e5cb" officeooo:paragraph-rsid="0028e5cb"/>
    </style:style>
    <style:style style:name="P13" style:family="paragraph" style:parent-style-name="Text_20_body">
      <style:text-properties fo:font-weight="normal" officeooo:rsid="0082c33f" officeooo:paragraph-rsid="0082c33f" style:font-weight-asian="normal" style:font-weight-complex="normal"/>
    </style:style>
    <style:style style:name="P14" style:family="paragraph" style:parent-style-name="Subtitle">
      <style:text-properties fo:language="en" fo:country="US"/>
    </style:style>
    <style:style style:name="P15" style:family="paragraph" style:parent-style-name="Title">
      <style:text-properties fo:language="en" fo:country="US"/>
    </style:style>
    <style:style style:name="P16" style:family="paragraph" style:parent-style-name="Text">
      <style:text-properties officeooo:rsid="004160da"/>
    </style:style>
    <style:style style:name="P17" style:family="paragraph" style:parent-style-name="Text">
      <style:text-properties officeooo:rsid="004160da" officeooo:paragraph-rsid="00894417"/>
    </style:style>
    <style:style style:name="P18" style:family="paragraph" style:parent-style-name="Text">
      <style:text-properties fo:font-weight="normal" officeooo:rsid="004160da" officeooo:paragraph-rsid="00894417" style:font-weight-asian="normal" style:font-weight-complex="normal"/>
    </style:style>
    <style:style style:name="P19" style:family="paragraph" style:parent-style-name="Text">
      <style:text-properties officeooo:paragraph-rsid="00894417"/>
    </style:style>
    <style:style style:name="P20" style:family="paragraph" style:parent-style-name="Text">
      <style:text-properties fo:color="#c5000b" fo:language="en" fo:country="US" fo:font-style="italic" fo:font-weight="normal" officeooo:rsid="00426f9a" officeooo:paragraph-rsid="00894417" style:font-style-asian="italic" style:font-weight-asian="normal" style:font-style-complex="italic" style:font-weight-complex="normal"/>
    </style:style>
    <style:style style:name="P21" style:family="paragraph" style:parent-style-name="Text">
      <style:paragraph-properties fo:margin-top="0.25cm" fo:margin-bottom="0cm" style:contextual-spacing="false"/>
      <style:text-properties style:use-window-font-color="true" fo:font-size="12pt" fo:language="en" fo:country="US" fo:font-style="italic" fo:font-weight="bold" officeooo:rsid="00426f9a" officeooo:paragraph-rsid="0066bea4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Text">
      <style:paragraph-properties fo:margin-top="0.25cm" fo:margin-bottom="0cm" style:contextual-spacing="false"/>
      <style:text-properties style:use-window-font-color="true" fo:language="en" fo:country="US" fo:font-style="italic" fo:font-weight="bold" officeooo:rsid="00426f9a" officeooo:paragraph-rsid="0070fda7" style:font-style-asian="italic" style:font-weight-asian="bold" style:font-style-complex="italic" style:font-weight-complex="bold"/>
    </style:style>
    <style:style style:name="P23" style:family="paragraph" style:parent-style-name="Text">
      <style:paragraph-properties fo:margin-top="0cm" fo:margin-bottom="0cm" style:contextual-spacing="false"/>
      <style:text-properties fo:font-size="12pt" fo:language="en" fo:country="US" fo:font-style="italic" fo:font-weight="normal" officeooo:rsid="00426f9a" officeooo:paragraph-rsid="0066bea4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ext">
      <style:paragraph-properties fo:margin-top="0cm" fo:margin-bottom="0cm" style:contextual-spacing="false"/>
      <style:text-properties fo:font-size="12pt" fo:language="en" fo:country="US" fo:font-style="italic" fo:font-weight="normal" officeooo:rsid="004160da" officeooo:paragraph-rsid="0066bea4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">
      <style:paragraph-properties fo:margin-top="0cm" fo:margin-bottom="0cm" style:contextual-spacing="false"/>
      <style:text-properties fo:color="#c5000b" fo:language="en" fo:country="US" fo:font-style="italic" fo:font-weight="normal" officeooo:rsid="00426f9a" officeooo:paragraph-rsid="0070fda7" style:font-style-asian="italic" style:font-weight-asian="normal" style:font-style-complex="italic" style:font-weight-complex="normal"/>
    </style:style>
    <style:style style:name="P26" style:family="paragraph" style:parent-style-name="Text">
      <style:paragraph-properties fo:margin-top="0cm" fo:margin-bottom="0cm" style:contextual-spacing="false"/>
      <style:text-properties fo:color="#c5000b" fo:language="en" fo:country="US" fo:font-style="italic" fo:font-weight="normal" officeooo:rsid="004160da" officeooo:paragraph-rsid="0070fda7" style:font-style-asian="italic" style:font-weight-asian="normal" style:font-style-complex="italic" style:font-weight-complex="normal"/>
    </style:style>
    <style:style style:name="P27" style:family="paragraph" style:parent-style-name="Text">
      <style:paragraph-properties fo:margin-top="0cm" fo:margin-bottom="0cm" style:contextual-spacing="false"/>
      <style:text-properties style:use-window-font-color="true" fo:font-size="12pt" fo:language="en" fo:country="US" fo:font-style="italic" fo:font-weight="bold" officeooo:rsid="00426f9a" officeooo:paragraph-rsid="00894417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Text_20_body">
      <style:paragraph-properties fo:margin-top="0cm" fo:margin-bottom="0.499cm" style:contextual-spacing="false"/>
      <style:text-properties fo:language="en" fo:country="US" officeooo:rsid="004609eb" officeooo:paragraph-rsid="004609eb"/>
    </style:style>
    <style:style style:name="P29" style:family="paragraph" style:parent-style-name="Text">
      <style:paragraph-properties fo:margin-top="0cm" fo:margin-bottom="0.499cm" style:contextual-spacing="false"/>
      <style:text-properties fo:color="#c5000b" fo:language="en" fo:country="US" fo:font-style="italic" fo:font-weight="normal" officeooo:rsid="004160da" officeooo:paragraph-rsid="0070fda7" style:font-style-asian="italic" style:font-weight-asian="normal" style:font-style-complex="italic" style:font-weight-complex="normal"/>
    </style:style>
    <style:style style:name="P30" style:family="paragraph" style:parent-style-name="Text">
      <style:paragraph-properties fo:margin-top="0cm" fo:margin-bottom="0.499cm" style:contextual-spacing="false"/>
      <style:text-properties fo:font-size="12pt" fo:language="en" fo:country="US" fo:font-style="normal" fo:font-weight="normal" officeooo:rsid="004160da" officeooo:paragraph-rsid="0066bea4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able_20_Contents">
      <style:text-properties fo:language="en" fo:country="US"/>
    </style:style>
    <style:style style:name="P32" style:family="paragraph" style:parent-style-name="Table_20_Contents">
      <style:paragraph-properties fo:text-align="center" style:justify-single-word="false"/>
      <style:text-properties fo:language="en" fo:country="US"/>
    </style:style>
    <style:style style:name="P33" style:family="paragraph" style:parent-style-name="Table_20_Contents">
      <style:paragraph-properties fo:text-align="justify" style:justify-single-word="false"/>
      <style:text-properties fo:language="en" fo:country="US" officeooo:rsid="0047df0e" officeooo:paragraph-rsid="0047df0e"/>
    </style:style>
    <style:style style:name="P34" style:family="paragraph" style:parent-style-name="Table_20_Contents">
      <style:paragraph-properties fo:text-align="justify" style:justify-single-word="false"/>
      <style:text-properties fo:language="en" fo:country="US" fo:font-style="italic" fo:font-weight="bold" officeooo:rsid="004eff9d" officeooo:paragraph-rsid="004eff9d" style:font-style-asian="italic" style:font-weight-asian="bold" style:font-style-complex="italic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fo:language="en" fo:country="US" fo:font-style="italic" fo:font-weight="bold" officeooo:rsid="004f1d88" officeooo:paragraph-rsid="004f1d88" style:font-style-asian="italic" style:font-weight-asian="bold" style:font-style-complex="italic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language="en" fo:country="US" fo:font-style="italic" fo:font-weight="bold" officeooo:rsid="004f9614" officeooo:paragraph-rsid="004f9614" style:font-style-asian="italic" style:font-weight-asian="bold" style:font-style-complex="italic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fo:language="en" fo:country="US" fo:font-style="italic" fo:font-weight="bold" officeooo:rsid="00518caa" officeooo:paragraph-rsid="00518caa" style:font-style-asian="italic" style:font-weight-asian="bold" style:font-style-complex="italic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fo:language="en" fo:country="US" fo:font-style="italic" fo:font-weight="bold" officeooo:rsid="00531aa8" officeooo:paragraph-rsid="00531aa8" style:font-style-asian="italic" style:font-weight-asian="bold" style:font-style-complex="italic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fo:language="en" fo:country="US" fo:font-style="normal" fo:font-weight="normal" officeooo:rsid="004eff9d" officeooo:paragraph-rsid="004eff9d" style:font-style-asian="normal" style:font-weight-asian="normal" style:font-style-complex="normal" style:font-weight-complex="normal"/>
    </style:style>
    <style:style style:name="P40" style:family="paragraph" style:parent-style-name="Table_20_Contents">
      <style:paragraph-properties fo:text-align="justify" style:justify-single-word="false"/>
      <style:text-properties fo:language="en" fo:country="US" fo:font-style="normal" fo:font-weight="normal" officeooo:rsid="004f1d88" officeooo:paragraph-rsid="004f1d88" style:font-style-asian="normal" style:font-weight-asian="normal" style:font-style-complex="normal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fo:language="en" fo:country="US" fo:font-style="normal" fo:font-weight="normal" officeooo:rsid="004f9614" officeooo:paragraph-rsid="004f9614" style:font-style-asian="normal" style:font-weight-asian="normal" style:font-style-complex="normal" style:font-weight-complex="normal"/>
    </style:style>
    <style:style style:name="P42" style:family="paragraph" style:parent-style-name="Table_20_Contents">
      <style:paragraph-properties fo:text-align="justify" style:justify-single-word="false"/>
      <style:text-properties fo:language="en" fo:country="US" fo:font-style="normal" fo:font-weight="normal" officeooo:rsid="00518caa" officeooo:paragraph-rsid="00518caa" style:font-style-asian="normal" style:font-weight-asian="normal" style:font-style-complex="normal" style:font-weight-complex="normal"/>
    </style:style>
    <style:style style:name="P43" style:family="paragraph" style:parent-style-name="Table_20_Contents">
      <style:paragraph-properties fo:text-align="justify" style:justify-single-word="false"/>
      <style:text-properties fo:language="en" fo:country="US" fo:font-style="normal" fo:font-weight="normal" officeooo:rsid="00531aa8" officeooo:paragraph-rsid="00531aa8" style:font-style-asian="normal" style:font-weight-asian="normal" style:font-style-complex="normal" style:font-weight-complex="normal"/>
    </style:style>
    <style:style style:name="P44" style:family="paragraph" style:parent-style-name="Table_20_Contents">
      <style:paragraph-properties fo:text-align="justify" style:justify-single-word="false"/>
      <style:text-properties fo:language="en" fo:country="US" fo:font-weight="normal" officeooo:rsid="004f1d88" officeooo:paragraph-rsid="004f1d88" style:font-weight-asian="normal" style:font-weight-complex="normal"/>
    </style:style>
    <style:style style:name="P45" style:family="paragraph" style:parent-style-name="Table_20_Contents">
      <style:paragraph-properties fo:margin-left="0.199cm" fo:margin-right="0.199cm" fo:text-align="justify" style:justify-single-word="false" fo:text-indent="0cm" style:auto-text-indent="false"/>
      <style:text-properties fo:language="en" fo:country="US" fo:font-style="italic" fo:font-weight="bold" officeooo:rsid="004b56ed" officeooo:paragraph-rsid="004b56ed" style:font-style-asian="italic" style:font-weight-asian="bold" style:font-style-complex="italic" style:font-weight-complex="bold"/>
    </style:style>
    <style:style style:name="P46" style:family="paragraph" style:parent-style-name="Text">
      <style:paragraph-properties fo:margin-top="0.499cm" fo:margin-bottom="0cm" style:contextual-spacing="false"/>
      <style:text-properties style:use-window-font-color="true" fo:font-size="12pt" fo:language="en" fo:country="US" fo:font-style="italic" fo:font-weight="bold" officeooo:rsid="00426f9a" officeooo:paragraph-rsid="005d70e5" style:font-size-asian="12pt" style:font-style-asian="italic" style:font-weight-asian="bold" style:font-size-complex="12pt" style:font-style-complex="italic" style:font-weight-complex="bold"/>
    </style:style>
    <style:style style:name="P47" style:family="paragraph" style:parent-style-name="Text">
      <style:paragraph-properties fo:margin-top="0cm" fo:margin-bottom="0.25cm" style:contextual-spacing="false"/>
      <style:text-properties fo:color="#0084d1" fo:language="en" fo:country="US"/>
    </style:style>
    <style:style style:name="P48" style:family="paragraph" style:parent-style-name="Text">
      <style:paragraph-properties fo:margin-top="0cm" fo:margin-bottom="0.25cm" style:contextual-spacing="false"/>
      <style:text-properties fo:language="en" fo:country="US" fo:font-style="italic" officeooo:rsid="006742a0" officeooo:paragraph-rsid="006742a0" style:font-style-asian="italic" style:font-style-complex="italic"/>
    </style:style>
    <style:style style:name="P49" style:family="paragraph" style:parent-style-name="Text">
      <style:paragraph-properties fo:margin-top="0cm" fo:margin-bottom="0.25cm" style:contextual-spacing="false"/>
      <style:text-properties style:use-window-font-color="true" fo:font-size="12pt" fo:language="en" fo:country="US" fo:font-style="italic" fo:font-weight="bold" officeooo:rsid="006742a0" officeooo:paragraph-rsid="00894417" style:font-size-asian="12pt" style:font-style-asian="italic" style:font-weight-asian="bold" style:font-size-complex="12pt" style:font-style-complex="italic" style:font-weight-complex="bold"/>
    </style:style>
    <style:style style:name="P50" style:family="paragraph" style:parent-style-name="Text">
      <style:paragraph-properties fo:margin-top="0cm" fo:margin-bottom="0.25cm" style:contextual-spacing="false"/>
      <style:text-properties style:use-window-font-color="true" fo:font-size="12pt" fo:language="en" fo:country="US" fo:font-style="italic" fo:font-weight="bold" officeooo:rsid="00894417" officeooo:paragraph-rsid="00894417" style:font-size-asian="12pt" style:font-style-asian="italic" style:font-weight-asian="bold" style:font-size-complex="12pt" style:font-style-complex="italic" style:font-weight-complex="bold"/>
    </style:style>
    <style:style style:name="P51" style:family="paragraph" style:parent-style-name="Heading_20_1" style:list-style-name="">
      <style:paragraph-properties fo:text-align="start" style:justify-single-word="false"/>
      <style:text-properties fo:language="en" fo:country="US"/>
    </style:style>
    <style:style style:name="P52" style:family="paragraph" style:parent-style-name="Heading_20_1">
      <style:text-properties fo:language="en" fo:country="US" officeooo:rsid="0024a77c" officeooo:paragraph-rsid="0024a77c"/>
    </style:style>
    <style:style style:name="P53" style:family="paragraph" style:parent-style-name="Heading_20_1">
      <style:text-properties fo:language="en" fo:country="US" officeooo:rsid="00261781" officeooo:paragraph-rsid="00261781"/>
    </style:style>
    <style:style style:name="P54" style:family="paragraph" style:parent-style-name="Heading_20_1">
      <style:text-properties fo:language="en" fo:country="US" officeooo:rsid="0028e5cb" officeooo:paragraph-rsid="0028e5cb"/>
    </style:style>
    <style:style style:name="P55" style:family="paragraph" style:parent-style-name="Heading_20_1" style:list-style-name="">
      <style:paragraph-properties fo:text-align="start" style:justify-single-word="false"/>
      <style:text-properties fo:language="en" fo:country="US" officeooo:rsid="00435a3e" officeooo:paragraph-rsid="00435a3e"/>
    </style:style>
    <style:style style:name="P56" style:family="paragraph" style:parent-style-name="Heading_20_1">
      <style:text-properties fo:language="en" fo:country="US" officeooo:rsid="005c8431" officeooo:paragraph-rsid="005c8431"/>
    </style:style>
    <style:style style:name="P57" style:family="paragraph" style:parent-style-name="Heading_20_1">
      <style:text-properties fo:font-weight="bold" style:font-weight-asian="bold" style:font-weight-complex="bold"/>
    </style:style>
    <style:style style:name="P58" style:family="paragraph" style:parent-style-name="Heading_20_1" style:master-page-name="First_20_Page">
      <style:paragraph-properties style:page-number="auto"/>
      <style:text-properties fo:language="en" fo:country="US" officeooo:paragraph-rsid="001c66f9"/>
    </style:style>
    <style:style style:name="P59" style:family="paragraph" style:parent-style-name="Heading_20_1">
      <style:paragraph-properties fo:break-before="page"/>
      <style:text-properties fo:language="en" fo:country="US"/>
    </style:style>
    <style:style style:name="P60" style:family="paragraph" style:parent-style-name="Heading_20_1">
      <style:paragraph-properties fo:break-before="page"/>
      <style:text-properties fo:language="en" fo:country="US" officeooo:rsid="00435a3e" officeooo:paragraph-rsid="00435a3e"/>
    </style:style>
    <style:style style:name="P61" style:family="paragraph" style:parent-style-name="Contents_20_Heading">
      <style:paragraph-properties fo:break-before="page"/>
    </style:style>
    <style:style style:name="P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color="#666666" style:font-name="Liberation Sans" fo:font-size="8pt" fo:language="en" fo:country="US" style:text-underline-style="none" style:font-size-asian="8pt" style:font-size-complex="8pt"/>
    </style:style>
    <style:style style:name="T2" style:family="text">
      <style:text-properties fo:color="#666666" style:font-name="Liberation Sans" fo:font-size="8pt" fo:language="en" fo:country="US" style:text-underline-style="none" officeooo:rsid="0076c8e9" style:font-size-asian="8pt" style:font-size-complex="8pt"/>
    </style:style>
    <style:style style:name="T3" style:family="text">
      <style:text-properties officeooo:rsid="001c66f9"/>
    </style:style>
    <style:style style:name="T4" style:family="text">
      <style:text-properties officeooo:rsid="0021f408"/>
    </style:style>
    <style:style style:name="T5" style:family="text">
      <style:text-properties officeooo:rsid="0024a9d3"/>
    </style:style>
    <style:style style:name="T6" style:family="text">
      <style:text-properties officeooo:rsid="00274877"/>
    </style:style>
    <style:style style:name="T7" style:family="text">
      <style:text-properties officeooo:rsid="002c859f"/>
    </style:style>
    <style:style style:name="T8" style:family="text">
      <style:text-properties officeooo:rsid="002d57a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d57ac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406b56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4160da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46b8d9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65d916" style:font-style-asian="italic" style:font-weight-asian="bold" style:font-style-complex="italic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5f583d" style:font-weight-asian="bold" style:font-weight-complex="bold"/>
    </style:style>
    <style:style style:name="T17" style:family="text">
      <style:text-properties fo:font-weight="bold" officeooo:rsid="0066bea4" style:font-weight-asian="bold" style:font-weight-complex="bold"/>
    </style:style>
    <style:style style:name="T18" style:family="text">
      <style:text-properties fo:font-weight="bold" officeooo:rsid="00894417" style:font-weight-asian="bold" style:font-weight-complex="bold"/>
    </style:style>
    <style:style style:name="T19" style:family="text">
      <style:text-properties officeooo:rsid="003a07cd"/>
    </style:style>
    <style:style style:name="T20" style:family="text">
      <style:text-properties officeooo:rsid="003bc9a7"/>
    </style:style>
    <style:style style:name="T21" style:family="text">
      <style:text-properties officeooo:rsid="00406b56"/>
    </style:style>
    <style:style style:name="T22" style:family="text">
      <style:text-properties officeooo:rsid="004160da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4160da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4160da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6b8d9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531aa8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53f60d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55e67f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59353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65d916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76c8e9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80a761" style:font-style-asian="normal" style:font-weight-asian="normal" style:font-style-complex="normal" style:font-weight-complex="normal"/>
    </style:style>
    <style:style style:name="T35" style:family="text">
      <style:text-properties officeooo:rsid="0044bfac"/>
    </style:style>
    <style:style style:name="T36" style:family="text">
      <style:text-properties officeooo:rsid="004f1d88"/>
    </style:style>
    <style:style style:name="T37" style:family="text">
      <style:text-properties officeooo:rsid="0056f6ab"/>
    </style:style>
    <style:style style:name="T38" style:family="text">
      <style:text-properties officeooo:rsid="005bbc8c"/>
    </style:style>
    <style:style style:name="T39" style:family="text">
      <style:text-properties officeooo:rsid="005f583d"/>
    </style:style>
    <style:style style:name="T40" style:family="text">
      <style:text-properties officeooo:rsid="0066bea4"/>
    </style:style>
    <style:style style:name="T41" style:family="text">
      <style:text-properties fo:language="en" fo:country="US"/>
    </style:style>
    <style:style style:name="T42" style:family="text">
      <style:text-properties fo:language="en" fo:country="US" officeooo:rsid="002d57ac"/>
    </style:style>
    <style:style style:name="T43" style:family="text">
      <style:text-properties fo:language="en" fo:country="US" fo:font-style="italic" fo:font-weight="bold" officeooo:rsid="002d57ac" style:font-style-asian="italic" style:font-weight-asian="bold" style:font-style-complex="italic" style:font-weight-complex="bold"/>
    </style:style>
    <style:style style:name="T44" style:family="text">
      <style:text-properties fo:language="en" fo:country="US" officeooo:rsid="007ce254"/>
    </style:style>
    <style:style style:name="T45" style:family="text">
      <style:text-properties style:use-window-font-color="true" fo:font-weight="bold" style:font-weight-asian="bold" style:font-weight-complex="bold"/>
    </style:style>
    <style:style style:name="T46" style:family="text">
      <style:text-properties style:use-window-font-color="true" fo:font-weight="bold" officeooo:rsid="003b39d2" style:font-weight-asian="bold" style:font-weight-complex="bold"/>
    </style:style>
    <style:style style:name="T47" style:family="text">
      <style:text-properties fo:color="#c5000b"/>
    </style:style>
    <style:style style:name="T48" style:family="text">
      <style:text-properties fo:color="#c5000b" fo:language="en" fo:country="US" fo:font-style="italic" style:text-underline-style="none" fo:font-weight="bold" officeooo:rsid="002d57ac" style:font-style-asian="italic" style:font-weight-asian="bold" style:font-style-complex="italic" style:font-weight-complex="bold"/>
    </style:style>
    <style:style style:name="T49" style:family="text">
      <style:text-properties fo:color="#c5000b" fo:language="en" fo:country="US"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fo:color="#c5000b" fo:language="en" fo:country="US" fo:font-style="italic" fo:font-weight="normal" officeooo:rsid="00426f9a" style:font-style-asian="italic" style:font-weight-asian="normal" style:font-style-complex="italic" style:font-weight-complex="normal"/>
    </style:style>
    <style:style style:name="T51" style:family="text">
      <style:text-properties fo:color="#c5000b" fo:language="en" fo:country="US" fo:font-style="italic" fo:font-weight="bold" officeooo:rsid="00426f9a" style:font-style-asian="italic" style:font-weight-asian="bold" style:font-style-complex="italic" style:font-weight-complex="bold"/>
    </style:style>
    <style:style style:name="T52" style:family="text">
      <style:text-properties fo:color="#c5000b" fo:font-weight="bold" style:font-weight-asian="bold" style:font-weight-complex="bold"/>
    </style:style>
    <style:style style:name="T53" style:family="text">
      <style:text-properties fo:color="#c5000b" fo:font-style="italic" style:text-underline-style="none" fo:font-weight="bold" style:font-style-asian="italic" style:font-weight-asian="bold" style:font-style-complex="italic" style:font-weight-complex="bold"/>
    </style:style>
    <style:style style:name="T54" style:family="text">
      <style:text-properties fo:color="#c5000b" style:text-underline-style="none"/>
    </style:style>
    <style:style style:name="T55" style:family="text">
      <style:text-properties fo:color="#c5000b" style:text-underline-style="none" fo:font-weight="bold" style:font-weight-asian="bold" style:font-weight-complex="bold"/>
    </style:style>
    <style:style style:name="T56" style:family="text">
      <style:text-properties officeooo:rsid="007eb093"/>
    </style:style>
    <style:style style:name="T57" style:family="text">
      <style:text-properties officeooo:rsid="0080a761"/>
    </style:style>
    <style:style style:name="T58" style:family="text">
      <style:text-properties officeooo:rsid="0084165a"/>
    </style:style>
    <style:style style:name="T59" style:family="text">
      <style:text-properties officeooo:rsid="0088dabb"/>
    </style:style>
    <style:style style:name="T60" style:family="text">
      <style:text-properties officeooo:rsid="00894417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8" text:outline-level="1"/>
      <text:p text:style-name="P3"/>
      <text:p text:style-name="P3"/>
      <text:p text:style-name="P3"/>
      <text:p text:style-name="P3"/>
      <text:p text:style-name="P3"/>
      <text:p text:style-name="P15"><text:span text:style-name="T3">t</text:span>inyMonitor API Specification</text:p>
      <text:p text:style-name="P14">Version 0.1</text:p>
      <text:table-of-content text:style-name="Sect1" text:protected="true" text:name="Sumário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P61">Table of Contents</text:p>
          </text:index-title>
          <text:p text:style-name="P62"><text:a xlink:type="simple" xlink:href="#__RefHeading__438_1928982669" text:style-name="Index_20_Link" text:visited-style-name="Index_20_Link">General Information<text:tab/>3</text:a></text:p>
          <text:p text:style-name="P62"><text:a xlink:type="simple" xlink:href="#__RefHeading__440_1928982669" text:style-name="Index_20_Link" text:visited-style-name="Index_20_Link">Technology<text:tab/>3</text:a></text:p>
          <text:p text:style-name="P62"><text:a xlink:type="simple" xlink:href="#__RefHeading__442_1928982669" text:style-name="Index_20_Link" text:visited-style-name="Index_20_Link">Requesting Information from a Monitor Source<text:tab/>3</text:a></text:p>
          <text:p text:style-name="P62"><text:a xlink:type="simple" xlink:href="#__RefHeading__444_1928982669" text:style-name="Index_20_Link" text:visited-style-name="Index_20_Link">Sending Data to a Client<text:tab/>3</text:a></text:p>
          <text:p text:style-name="P62"><text:a xlink:type="simple" xlink:href="#__RefHeading__446_1928982669" text:style-name="Index_20_Link" text:visited-style-name="Index_20_Link">Monitor Items<text:tab/>4</text:a></text:p>
          <text:p text:style-name="P62"><text:a xlink:type="simple" xlink:href="#__RefHeading__448_1928982669" text:style-name="Index_20_Link" text:visited-style-name="Index_20_Link">Monitor Actions<text:tab/>5</text:a></text:p>
          <text:p text:style-name="P62"><text:a xlink:type="simple" xlink:href="#__RefHeading__687_1169761286" text:style-name="Index_20_Link" text:visited-style-name="Index_20_Link">Action Response<text:tab/>5</text:a></text:p>
        </text:index-body>
      </text:table-of-content>
      <text:h text:style-name="P51" text:outline-level="1"/>
      <text:h text:style-name="P59" text:outline-level="1"><text:bookmark-start text:name="__RefHeading__438_1928982669"/>General Information<text:bookmark-end text:name="__RefHeading__438_1928982669"/></text:h>
      <text:p text:style-name="P2">The tinyMonitor API <text:span text:style-name="T19">Specification</text:span> defines methods <text:span text:style-name="T4">and data formats</text:span> to send and receive <text:span text:style-name="T4">monitoring </text:span>information about <text:span text:style-name="T4">a software or a hardware source.</text:span></text:p>
      <text:p text:style-name="P4">Th<text:span text:style-name="T37">e current</text:span> API <text:span text:style-name="T21">version number is </text:span><text:span text:style-name="T11">1</text:span>.</text:p>
      <text:h text:style-name="P52" text:outline-level="1"><text:bookmark-start text:name="__RefHeading__440_1928982669"/>Technology<text:bookmark-end text:name="__RefHeading__440_1928982669"/></text:h>
      <text:p text:style-name="P5">The API is based on <text:a xlink:type="simple" xlink:href="http://en.wikipedia.org/wiki/HTTP"><text:span text:style-name="T53">HTTP</text:span></text:a> requests and <text:a xlink:type="simple" xlink:href="http://en.wikipedia.org/wiki/JSON"><text:span text:style-name="T53">JSON</text:span></text:a> <text:span text:style-name="T5">for data exchange.</text:span></text:p>
      <text:h text:style-name="P53" text:outline-level="1"><text:bookmark-start text:name="__RefHeading__442_1928982669"/><text:span text:style-name="T19">Requesting</text:span> Information f<text:span text:style-name="T6">rom</text:span> a Monitor Source<text:bookmark-end text:name="__RefHeading__442_1928982669"/></text:h>
      <text:p text:style-name="P6">To <text:span text:style-name="T19">request</text:span> information from a source, the client must send a GET request to the source URL with no parameters at all.</text:p>
      <text:p text:style-name="P47"><text:span text:style-name="T45">E.</text:span><text:span text:style-name="T46">g</text:span><text:span text:style-name="T45">.:</text:span><text:span text:style-name="T47"> </text:span><text:span text:style-name="T52">GET</text:span><text:span text:style-name="T47"> http://www.myserver.com/mymonitor</text:span></text:p>
      <text:p text:style-name="P6">Upon the request, the monitor may send its data.</text:p>
      <text:h text:style-name="P54" text:outline-level="1"><text:bookmark-start text:name="__RefHeading__444_1928982669"/>Sending Data to a Client<text:bookmark-end text:name="__RefHeading__444_1928982669"/></text:h>
      <text:p text:style-name="P7">Upon the request of a client, the monitor may send its data as <text:span text:style-name="T7">a </text:span>JSON object <text:span text:style-name="T20">string</text:span>, following the rules <text:span text:style-name="T57">below</text:span>:</text:p>
      <text:p text:style-name="P7">- the JSON object must have <text:span text:style-name="T8">the following properties: </text:span><text:span text:style-name="T10">title, version, items, actions</text:span><text:span text:style-name="T8">;</text:span></text:p>
      <text:p text:style-name="P7">- <text:span text:style-name="T8">the </text:span><text:span text:style-name="T10">title</text:span><text:span text:style-name="T8"> property defines the name of the monitor to be displayed on the client;</text:span></text:p>
      <text:p text:style-name="P7">- <text:span text:style-name="T8">the </text:span><text:span text:style-name="T10">version</text:span><text:span text:style-name="T8"> property defines the version number of the API being used to send the data;</text:span></text:p>
      <text:p text:style-name="P12"><text:span text:style-name="T41">- </text:span><text:span text:style-name="T42">the </text:span><text:span text:style-name="T43">items</text:span><text:span text:style-name="T42"> property is an array of items to be displayed on the client (see </text:span><text:a xlink:type="simple" xlink:href="#6.Monitor Items|outline"><text:span text:style-name="T48">Monitor Items</text:span></text:a><text:span text:style-name="T42">);</text:span></text:p>
      <text:p text:style-name="P12"><text:span text:style-name="T41">- </text:span><text:span text:style-name="T42">the </text:span><text:span text:style-name="T43">actions</text:span><text:span text:style-name="T42"> property is an array of actions that can be performed </text:span><text:span text:style-name="T44">on the monitor </text:span><text:span text:style-name="T42">(see </text:span><text:a xlink:type="simple" xlink:href="#7.Monitor Actions|outline"><text:span text:style-name="T48">Monitor Actions</text:span></text:a><text:span text:style-name="T42">);</text:span></text:p>
      <text:p text:style-name="P7">- <text:span text:style-name="T22">the monitor may send empty arrays for </text:span><text:span text:style-name="T12">items</text:span><text:span text:style-name="T26"> and </text:span><text:span text:style-name="T12">actions</text:span><text:span text:style-name="T26"> when no information is provided </text:span><text:span text:style-name="T31">and/</text:span><text:span text:style-name="T26">or no actions can be executed on the monitor;</text:span></text:p>
      <text:p text:style-name="P22">E.g.:</text:p>
      <text:p text:style-name="P26">{</text:p>
      <text:p text:style-name="P25"><text:span text:style-name="T22"><text:tab/>"</text:span><text:span text:style-name="T15">title</text:span><text:span text:style-name="T22">": “</text:span>My Monitor”,</text:p>
      <text:p text:style-name="P25"><text:tab/>“<text:span text:style-name="T15">version</text:span>”: 1,</text:p>
      <text:p text:style-name="P25"><text:tab/>“<text:span text:style-name="T15">items</text:span>”: <text:span text:style-name="T22">[...],</text:span></text:p>
      <text:p text:style-name="P25"><text:span text:style-name="T22"><text:tab/>“</text:span><text:span text:style-name="T15">actions</text:span>”: [...]</text:p>
      <text:p text:style-name="P29">}</text:p>
      <text:h text:style-name="P55" text:outline-level="1"/>
      <text:h text:style-name="P60" text:outline-level="1"><text:bookmark-start text:name="__RefHeading__446_1928982669"/>Monitor Items<text:bookmark-end text:name="__RefHeading__446_1928982669"/></text:h>
      <text:p text:style-name="P8">The monitor items define the information that must be shown on the requesting client <text:span text:style-name="T56">(how this information is shown is up to the client).</text:span></text:p>
      <text:p text:style-name="P8">Each item <text:span text:style-name="T35">on the items array must be an object, </text:span>have a <text:span text:style-name="T9">type</text:span><text:span text:style-name="T25"> property and, depending on its type, a number of other properties to be considered a valid item.</text:span></text:p>
      <text:p text:style-name="P28"><text:span text:style-name="T27">The </text:span><text:span text:style-name="T13">type</text:span><text:span text:style-name="T27"> property must be an integer, identifying the type of the item that must be displayed. </text:span><text:span text:style-name="T25">The table </text:span><text:span text:style-name="T34">below</text:span><text:span text:style-name="T25"> shows the supported types of items and its required properties.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2">Type</text:p>
          </table:table-cell>
          <table:table-cell table:style-name="Tabela1.A1" office:value-type="string">
            <text:p text:style-name="P33">Name / Description</text:p>
          </table:table-cell>
          <table:table-cell table:style-name="Tabela1.C1" office:value-type="string">
            <text:p text:style-name="P33">Required Properties</text:p>
          </table:table-cell>
        </table:table-row>
        <table:table-row>
          <table:table-cell table:style-name="Tabela1.A2" office:value-type="string">
            <text:p text:style-name="P32">1</text:p>
          </table:table-cell>
          <table:table-cell table:style-name="Tabela1.A2" office:value-type="string">
            <text:p text:style-name="P45">Message</text:p>
            <text:p text:style-name="P31"><text:span text:style-name="T36">A</text:span> simple message.</text:p>
          </table:table-cell>
          <table:table-cell table:style-name="Tabela1.C2" office:value-type="string">
            <text:p text:style-name="P34">message:<text:span text:style-name="T25"> string</text:span></text:p>
            <text:p text:style-name="P39">- the message;</text:p>
          </table:table-cell>
        </table:table-row>
        <table:table-row>
          <table:table-cell table:style-name="Tabela1.A2" office:value-type="string">
            <text:p text:style-name="P32">2</text:p>
          </table:table-cell>
          <table:table-cell table:style-name="Tabela1.A2" office:value-type="string">
            <text:p text:style-name="P35">Text</text:p>
            <text:p text:style-name="P44">A text value.</text:p>
          </table:table-cell>
          <table:table-cell table:style-name="Tabela1.C2" office:value-type="string">
            <text:p text:style-name="P35">title:<text:span text:style-name="T25"> string</text:span></text:p>
            <text:p text:style-name="P35"><text:span text:style-name="T25">- the </text:span><text:span text:style-name="T28">item </text:span><text:span text:style-name="T25">title;</text:span></text:p>
            <text:p text:style-name="P35">text:<text:span text:style-name="T25"> string</text:span></text:p>
            <text:p text:style-name="P40">- the text value;</text:p>
          </table:table-cell>
        </table:table-row>
        <table:table-row>
          <table:table-cell table:style-name="Tabela1.A2" office:value-type="string">
            <text:p text:style-name="P32">3</text:p>
          </table:table-cell>
          <table:table-cell table:style-name="Tabela1.A2" office:value-type="string">
            <text:p text:style-name="P35">Status</text:p>
            <text:p text:style-name="P44">A status item.</text:p>
          </table:table-cell>
          <table:table-cell table:style-name="Tabela1.C2" office:value-type="string">
            <text:p text:style-name="P36">title:<text:span text:style-name="T25"> string</text:span></text:p>
            <text:p text:style-name="P41">- the item title;</text:p>
            <text:p text:style-name="P36">text:<text:span text:style-name="T25"> string</text:span></text:p>
            <text:p text:style-name="P41">- the status text;</text:p>
            <text:p text:style-name="P37">status:<text:span text:style-name="T25"> integer</text:span></text:p>
            <text:p text:style-name="P42">- the status code, as defined bellow:</text:p>
            <text:p text:style-name="P37"><text:span text:style-name="T25">- 0: </text:span>unknown<text:span text:style-name="T25">;</text:span></text:p>
            <text:p text:style-name="P37"><text:span text:style-name="T25">- 1: </text:span>OK<text:span text:style-name="T25">;</text:span></text:p>
            <text:p text:style-name="P37"><text:span text:style-name="T25">- 2: </text:span>warning<text:span text:style-name="T25">;</text:span></text:p>
            <text:p text:style-name="P37"><text:span text:style-name="T25">- 3: </text:span>error<text:span text:style-name="T25">;</text:span></text:p>
          </table:table-cell>
        </table:table-row>
        <table:table-row>
          <table:table-cell table:style-name="Tabela1.A2" office:value-type="string">
            <text:p text:style-name="P32">4</text:p>
          </table:table-cell>
          <table:table-cell table:style-name="Tabela1.A2" office:value-type="string">
            <text:p text:style-name="P38">Progress / Usage</text:p>
            <text:p text:style-name="P43">A progress/usage bar.</text:p>
          </table:table-cell>
          <table:table-cell table:style-name="Tabela1.C2" office:value-type="string">
            <text:p text:style-name="P38">title:<text:span text:style-name="T25"> string</text:span></text:p>
            <text:p text:style-name="P43">- the item title;</text:p>
            <text:p text:style-name="P38">text:<text:span text:style-name="T25"> string</text:span></text:p>
            <text:p text:style-name="P43">- the progress/usage information text;</text:p>
            <text:p text:style-name="P38"><text:span text:style-name="T38">percentage:</text:span><text:span text:style-name="T25"> float</text:span></text:p>
            <text:p text:style-name="P38"><text:span text:style-name="T25">- the progress/</text:span><text:span text:style-name="T29">usage</text:span><text:span text:style-name="T25"> </text:span><text:span text:style-name="T30">percentage</text:span><text:span text:style-name="T25">;</text:span></text:p>
          </table:table-cell>
        </table:table-row>
      </table:table>
      <text:p text:style-name="P46">E.g.:</text:p>
      <text:p text:style-name="P16">{</text:p>
      <text:p text:style-name="P16"><text:tab/>[...]</text:p>
      <text:p text:style-name="Text"><text:tab/>“<text:span text:style-name="T15">items</text:span>”: <text:span text:style-name="T22">[</text:span></text:p>
      <text:p text:style-name="Text"><text:tab/><text:tab/>"0": { "<text:span text:style-name="T15">type</text:span>": 1, "<text:span text:style-name="T15">message</text:span>": "<text:span text:style-name="T39">This is my awesome server!</text:span>" },</text:p>
      <text:p text:style-name="Text"><text:tab/><text:tab/>"1": { <text:span text:style-name="T39">"</text:span><text:span text:style-name="T16">type</text:span><text:span text:style-name="T39">": 2, "</text:span><text:span text:style-name="T16">title</text:span><text:span text:style-name="T39">": "Server Version", "</text:span><text:span text:style-name="T16">text</text:span><text:span text:style-name="T39">": "0.awesome!" },</text:span></text:p>
      <text:p text:style-name="Text"><text:tab/><text:tab/><text:span text:style-name="T39">"2": { "</text:span><text:span text:style-name="T16">type</text:span><text:span text:style-name="T39">": 3, "</text:span><text:span text:style-name="T16">title</text:span><text:span text:style-name="T39">": "Server Status", "</text:span><text:span text:style-name="T16">text</text:span><text:span text:style-name="T39">": "All good!", "</text:span><text:span text:style-name="T16">status</text:span><text:span text:style-name="T39">": 1 },</text:span></text:p>
      <text:p text:style-name="Text"><text:tab/><text:tab/><text:span text:style-name="T39">"3": { "</text:span><text:span text:style-name="T16">type</text:span><text:span text:style-name="T39">": 4, "</text:span><text:span text:style-name="T16">title</text:span><text:span text:style-name="T39">": "Disk Usage", "</text:span><text:span text:style-name="T16">text</text:span><text:span text:style-name="T39">": "Loooooow!", "</text:span><text:span text:style-name="T16">percentage</text:span><text:span text:style-name="T39">": 5 },</text:span></text:p>
      <text:p text:style-name="P16"><text:tab/>],</text:p>
      <text:p text:style-name="P16"><text:tab/>[...]</text:p>
      <text:p text:style-name="P16">}</text:p>
      <text:h text:style-name="P56" text:outline-level="1"><text:bookmark-start text:name="__RefHeading__448_1928982669"/><text:soft-page-break/>Monitor Actions<text:bookmark-end text:name="__RefHeading__448_1928982669"/></text:h>
      <text:p text:style-name="P10">The monitor actions define what actions can be performed on the monitor.</text:p>
      <text:p text:style-name="P9">Each item <text:span text:style-name="T35">on the actions array must be an object and </text:span>have a <text:span text:style-name="T14">name</text:span><text:span text:style-name="T25"> and </text:span><text:span text:style-name="T32">an </text:span><text:span text:style-name="T14">action</text:span><text:span text:style-name="T32"> property, where the </text:span><text:span text:style-name="T14">name</text:span><text:span text:style-name="T32"> is the one that's displayed on the client and the </text:span><text:span text:style-name="T14">action</text:span><text:span text:style-name="T32"> is the identifier to be sen</text:span><text:span text:style-name="T33">t</text:span><text:span text:style-name="T32"> to the monitor.</text:span></text:p>
      <text:p text:style-name="P21">E.g.:</text:p>
      <text:p text:style-name="P24">{</text:p>
      <text:p text:style-name="P24"><text:tab/>[...]</text:p>
      <text:p text:style-name="P23"><text:span text:style-name="T22"><text:tab/>“</text:span><text:span text:style-name="T15">actions</text:span>”: [</text:p>
      <text:p text:style-name="P23"><text:tab/><text:tab/><text:span text:style-name="T40">"0": { "</text:span><text:span text:style-name="T17">name</text:span><text:span text:style-name="T40">": "Reboot!", "</text:span><text:span text:style-name="T17">action</text:span><text:span text:style-name="T40">": "reboot" }</text:span></text:p>
      <text:p text:style-name="P23"><text:tab/><text:tab/><text:span text:style-name="T40">"1": { "</text:span><text:span text:style-name="T17">name</text:span><text:span text:style-name="T40">": "Shutdown!", "</text:span><text:span text:style-name="T17">action</text:span><text:span text:style-name="T40">": "shutdown" }</text:span></text:p>
      <text:p text:style-name="P23"><text:tab/>]</text:p>
      <text:p text:style-name="P30">}</text:p>
      <text:p text:style-name="P11"><text:span text:style-name="T24">T</text:span><text:span text:style-name="T23">o perform actions on the monitor, the client must send a GET request to the monitor URL including the command as the name of the first URL parameter:</text:span></text:p>
      <text:p text:style-name="P48"><text:span text:style-name="T45">E.</text:span><text:span text:style-name="T46">g</text:span><text:span text:style-name="T45">.:</text:span> <text:span text:style-name="T47">GET </text:span><text:a xlink:type="simple" xlink:href="http://www.myserver.com/mymonitor/?shutdown"><text:span text:style-name="T54">http://www.myserver.com/mymonitor/</text:span></text:a><text:a xlink:type="simple" xlink:href="http://www.myserver.com/mymonitor/?shutdown"><text:span text:style-name="T55">?shutdown</text:span></text:a></text:p>
      <text:h text:style-name="P57" text:outline-level="1"><text:bookmark-start text:name="__RefHeading__687_1169761286"/>Action Response<text:bookmark-end text:name="__RefHeading__687_1169761286"/></text:h>
      <text:p text:style-name="P13">When an action is requested, the monitor must <text:span text:style-name="T59">respond normally </text:span>with at l<text:span text:style-name="T58">ea</text:span>st a message item, <text:span text:style-name="T58">telling the user what's happening.</text:span></text:p>
      <text:p text:style-name="P50">E.g.:</text:p>
      <text:p text:style-name="P49"><text:span text:style-name="T60">Action Request</text:span>: <text:span text:style-name="T47">GET </text:span><text:a xlink:type="simple" xlink:href="http://www.myserver.com/mymonitor/?shutdown"><text:span text:style-name="T54">http://www.myserver.com/mymonitor/?shutdown</text:span></text:a></text:p>
      <text:p text:style-name="P27"><text:span text:style-name="T60">Response</text:span>:</text:p>
      <text:p text:style-name="P17">{</text:p>
      <text:p text:style-name="P17"><text:tab/><text:span text:style-name="T49">"</text:span><text:span text:style-name="T51">title</text:span><text:span text:style-name="T49">": “</text:span><text:span text:style-name="T50">My Monitor”,</text:span></text:p>
      <text:p text:style-name="P20"><text:tab/>“<text:span text:style-name="T15">version</text:span>”: 1,</text:p>
      <text:p text:style-name="P19"><text:tab/>“<text:span text:style-name="T15">items</text:span>”: <text:span text:style-name="T22">[</text:span></text:p>
      <text:p text:style-name="P19"><text:tab/><text:tab/>"0": { "<text:span text:style-name="T15">type</text:span>": 1, "<text:span text:style-name="T15">message</text:span>": "<text:span text:style-name="T60">The server is shutting down, please wait.</text:span>" },</text:p>
      <text:p text:style-name="P17"><text:tab/>],</text:p>
      <text:p text:style-name="P20"><text:tab/>“<text:span text:style-name="T18">actions</text:span>”: <text:span text:style-name="T60">[]</text:span>,</text:p>
      <text:p text:style-name="P1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false"/>
      <style:text-properties officeooo:rsid="0020f43b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25cm" fo:margin-bottom="0.499cm" style:contextual-spacing="false" fo:text-align="start" style:justify-single-word="false" fo:text-indent="0cm" style:auto-text-indent="false"/>
      <style:text-properties style:font-name="Liberation Serif" fo:font-family="'Liberation Serif'" style:font-family-generic="roman" style:font-pitch="variable" fo:font-size="16pt" fo:font-weight="bold" officeooo:rsid="0082c33f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0.25cm" style:contextual-spacing="false" fo:text-align="center" style:justify-single-word="false"/>
      <style:text-properties style:font-name="Liberation Serif" fo:font-family="'Liberation Serif'" style:font-family-generic="roman" style:font-pitch="variable" fo:font-size="12pt" style:font-size-asian="12pt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top="0cm" fo:margin-bottom="0.499cm" style:contextual-spacing="false" fo:text-align="center" style:justify-single-word="false"/>
      <style:text-properties style:font-name="Liberation Serif" fo:font-family="'Liberation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ext" style:family="paragraph" style:parent-style-name="Caption" style:class="extra">
      <style:paragraph-properties fo:margin-left="0cm" fo:margin-right="0cm" fo:margin-top="0cm" fo:margin-bottom="0cm" style:contextual-spacing="false" fo:text-indent="1cm" style:auto-text-indent="false" style:shadow="none"/>
      <style:text-properties fo:color="#c5000b" fo:font-size="12pt" fo:language="en" fo:country="US" fo:font-style="italic" fo:font-weight="normal" officeooo:rsid="00426f9a" style:font-size-asian="12pt" style:font-style-asian="italic" style:font-weight-asian="normal" style:font-size-complex="12pt" style:font-style-complex="italic" style:font-weight-complex="normal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199cm" fo:margin-right="0.199cm" fo:text-align="justify" style:justify-single-word="false" fo:text-indent="0cm" style:auto-text-indent="false" text:number-lines="false" text:line-number="0"/>
      <style:text-properties officeooo:rsid="004b56e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.25cm" fo:margin-bottom="0.499cm" style:contextual-spacing="false" fo:text-indent="0cm" style:auto-text-indent="false" text:number-lines="false" text:line-number="0"/>
      <style:text-properties style:font-name="Liberation Serif" fo:font-family="'Liberation Serif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25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666666" style:font-name="Liberation Sans" fo:font-size="8pt" fo:language="en" fo:country="US" style:text-underline-style="none" officeooo:rsid="0076c8e9" style:font-size-asian="8pt" style:font-size-complex="8pt"/>
    </style:style>
    <style:style style:name="MT2" style:family="text">
      <style:text-properties fo:color="#666666" style:font-name="Liberation Sans" fo:font-size="8pt" fo:language="en" fo:country="US" style:text-underline-style="none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a xlink:type="simple" xlink:href="https://github.com/patrickMelo/tinyMonitor"><text:span text:style-name="MT1">github.com</text:span></text:a><text:a xlink:type="simple" xlink:href="https://github.com/patrickMelo/tinyMonitor"><text:span text:style-name="MT2">/</text:span></text:a><text:a xlink:type="simple" xlink:href="https://github.com/patrickMelo/tinyMonitor"><text:span text:style-name="MT1">patrickMelo/</text:span></text:a><text:a xlink:type="simple" xlink:href="https://github.com/patrickMelo/tinyMonitor"><text:span text:style-name="MT2">tiny</text:span></text:a><text:a xlink:type="simple" xlink:href="https://github.com/patrickMelo/tinyMonitor"><text:span text:style-name="MT1">M</text:span></text:a><text:a xlink:type="simple" xlink:href="https://github.com/patrickMelo/tinyMonitor"><text:span text:style-name="MT2">onitor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22:17:23.513549999</meta:creation-date>
    <meta:generator>LibreOffice/4.2.0.4$Windows_x86 LibreOffice_project/05dceb5d363845f2cf968344d7adab8dcfb2ba71</meta:generator>
    <dc:date>2014-04-17T10:41:48.194000000</dc:date>
    <meta:editing-duration>PT2H28M8S</meta:editing-duration>
    <meta:editing-cycles>114</meta:editing-cycles>
    <meta:document-statistic meta:table-count="1" meta:image-count="0" meta:object-count="0" meta:page-count="5" meta:paragraph-count="113" meta:word-count="664" meta:character-count="3888" meta:non-whitespace-character-count="3307"/>
  </office:meta>
</office:document-meta>
</file>